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Обычный">
        <draw:frame draw:style-name="gr1" draw:layer="layout" svg:width="24.7cm" svg:height="13.8cm" svg:x="2.4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nkin </meta:initial-creator>
    <meta:creation-date>2013-05-25T23:56:47</meta:creation-date>
    <dc:date>2013-05-25T23:57:24</dc:date>
    <dc:creator>krinkin </dc:creator>
    <meta:editing-duration>P0D</meta:editing-duration>
    <meta:editing-cycles>1</meta:editing-cycles>
    <meta:document-statistic meta:object-count="1"/>
    <meta:generator>LibreOffice/3.6$Linux_x86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01cm" svg:height="13.801cm" xlink:href="." xlink:type="simple" chart:class="chart:line" chart:style-name="ch1">
        <chart:plot-area chart:style-name="ch2" chart:data-source-has-labels="both" svg:x="1.505cm" svg:y="1.239cm" svg:width="22.208cm" svg:height="11.305cm">
          <chartooo:coordinate-region svg:x="2.682cm" svg:y="1.438cm" svg:width="20.699cm" svg:height="10.459cm"/>
          <chart:axis chart:dimension="x" chart:name="primary-x" chart:style-name="ch3" chartooo:axis-type="auto">
            <chartooo:date-scale/>
            <chart:title svg:x="10.488cm" svg:y="12.82cm" chart:style-name="ch4">
              <text:p>количество операций, 10^8</text:p>
            </chart:title>
            <chart:categories table:cell-range-address="local-table.$A$2:.$A$24"/>
          </chart:axis>
          <chart:axis chart:dimension="y" chart:name="primary-y" chart:style-name="ch3">
            <chart:title svg:x="0.451cm" svg:y="8.536cm" chart:style-name="ch5">
              <text:p>разница времени, мс</text:p>
            </chart:title>
            <chart:grid chart:style-name="ch6" chart:class="major"/>
          </chart:axis>
          <chart:series chart:style-name="ch7" chart:values-cell-range-address="local-table.$B$2:.$B$24" chart:label-cell-address="local-table.$B$1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7283">
                <text:p>7283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7946">
                <text:p>7946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9263">
                <text:p>9263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9903">
                <text:p>9903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0574">
                <text:p>10574</text:p>
              </table:table-cell>
            </table:table-row>
            <table:table-row>
              <table:table-cell office:value-type="float" office:value="0.085">
                <text:p>0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float" office:value="0.095">
                <text:p>0</text:p>
              </table:table-cell>
              <table:table-cell office:value-type="float" office:value="12578">
                <text:p>1257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3230">
                <text:p>13230</text:p>
              </table:table-cell>
            </table:table-row>
            <table:table-row>
              <table:table-cell office:value-type="float" office:value="0.105">
                <text:p>0</text:p>
              </table:table-cell>
              <table:table-cell office:value-type="float" office:value="13908">
                <text:p>13908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4559">
                <text:p>14559</text:p>
              </table:table-cell>
            </table:table-row>
            <table:table-row>
              <table:table-cell office:value-type="float" office:value="0.115">
                <text:p>0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6771">
                <text:p>16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